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36aeb" officeooo:paragraph-rsid="00036aeb"/>
    </style:style>
    <style:style style:name="P2" style:family="paragraph" style:parent-style-name="Standard">
      <style:text-properties fo:color="#ce181e" officeooo:rsid="0001b275" officeooo:paragraph-rsid="0001b275"/>
    </style:style>
    <style:style style:name="P3" style:family="paragraph" style:parent-style-name="Standard">
      <style:text-properties style:use-window-font-color="true" officeooo:rsid="0001b275" officeooo:paragraph-rsid="0001b275"/>
    </style:style>
    <style:style style:name="P4" style:family="paragraph" style:parent-style-name="Standard">
      <style:text-properties style:use-window-font-color="true" officeooo:rsid="00036aeb" officeooo:paragraph-rsid="00036aeb"/>
    </style:style>
    <style:style style:name="P5" style:family="paragraph" style:parent-style-name="Standard">
      <style:text-properties style:use-window-font-color="true" officeooo:rsid="000501af" officeooo:paragraph-rsid="000501af"/>
    </style:style>
    <style:style style:name="P6" style:family="paragraph" style:parent-style-name="Standard">
      <style:text-properties fo:color="#00a933" officeooo:rsid="0006c91d" officeooo:paragraph-rsid="0006c91d"/>
    </style:style>
    <style:style style:name="P7" style:family="paragraph" style:parent-style-name="Standard" style:list-style-name="L1">
      <style:text-properties style:use-window-font-color="true" officeooo:rsid="0006c91d" officeooo:paragraph-rsid="0006c91d"/>
    </style:style>
    <style:style style:name="T1" style:family="text">
      <style:text-properties officeooo:rsid="00036aeb"/>
    </style:style>
    <style:style style:name="T2" style:family="text">
      <style:text-properties officeooo:rsid="000a67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locità vs Memoria</text:p>
      <text:p text:style-name="P2"/>
      <text:p text:style-name="P3"><text:span text:style-name="T1">L’algoritmo di Snappy</text:span> <text:span text:style-name="T1">ha lo</text:span> scopo finale <text:span text:style-name="T1">di</text:span> comprimere modestamente, ma molto velocemente, degli stream di dati, più spesso testuali che altro.</text:p>
      <text:p text:style-name="P3"/>
      <text:p text:style-name="P3">Per fare un’esempio di utilizzo si può parlare di come Snappy viene utilizzato dai suoi stessi creatori:.</text:p>
      <text:p text:style-name="P3">Google utilizzal’algoritmo snappy quasi in ogni sua applicazione, <text:span text:style-name="T1">il caso d’uso più semplice è nel sistema RPC[1].</text:span></text:p>
      <text:p text:style-name="P4">Ogni stringa che il client invia al server, invece che essere inviata istantaneamente, viene prima compressa con snappy, processo molto rapido, e poi inviata sulla rete: la compressione fa si che il trasferimento occupi meno tempo, poiché il file è di dimensioni relativamente ridotte. Essa viene poi decompressa dal server e passata al servizio R<text:span text:style-name="T2">P</text:span>C per l’esecuzione.</text:p>
      <text:p text:style-name="P4"/>
      <text:p text:style-name="P4">Per questo, se snappy comprimesse al massimo le stringhe, ci vorrebbe più tempo a comprimere il file che a inviarlo. Con questo algoritmo invece, si scende a compromessi tra velocità e dimensione per ottimizzare al massimo il processo.</text:p>
      <text:p text:style-name="P4"/>
      <text:p text:style-name="P4"/>
      <text:p text:style-name="P5">Oltre a quest’uso snappy viene anche utilizzato in alcuni DBMS anche essi Open-Source, come MariaDB o MongoDB. </text:p>
      <text:p text:style-name="P5"/>
      <text:p text:style-name="P6">Scaletta:</text:p>
      <text:list xml:id="list986291199" text:style-name="L1">
        <text:list-item>
          <text:p text:style-name="P7">Scopo – compressione modesta, velocità alta</text:p>
        </text:list-item>
        <text:list-item>
          <text:p text:style-name="P7">Google in RTC</text:p>
        </text:list-item>
        <text:list-item>
          <text:p text:style-name="P7">Confronto con compressione alta</text:p>
        </text:list-item>
        <text:list-item>
          <text:p text:style-name="P7">MariaDB, MongoD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6aeb" officeooo:paragraph-rsid="00036ae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1]: Sistema che permette l’esecuzione di procedure inviate tramite a rete da un client al server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1-12T14:18:17.528382467</dc:date>
    <meta:editing-duration>PT48M8S</meta:editing-duration>
    <meta:editing-cycles>5</meta:editing-cycles>
    <meta:document-statistic meta:table-count="0" meta:image-count="0" meta:object-count="0" meta:page-count="1" meta:paragraph-count="13" meta:word-count="206" meta:character-count="1308" meta:non-whitespace-character-count="1117"/>
  </office:meta>
</office:document-meta>
</file>